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92.16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map style:condition="cell-content()=0" style:apply-style-name="Sans_20_nom1" style:base-cell-address="Feuille1.A1"/>
    </style:style>
    <style:style style:name="ce18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9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map style:condition="cell-content()=0" style:apply-style-name="Sans_20_nom1" style:base-cell-address="Feuille1.A1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0.06pt solid #000000"/>
      <style:map style:condition="cell-content()=0" style:apply-style-name="Sans_20_nom1" style:base-cell-address="Feuille1.A1"/>
    </style:style>
    <style:style style:name="ce24" style:family="table-cell" style:parent-style-name="Default">
      <style:table-cell-properties fo:background-color="#83caff"/>
      <style:map style:condition="cell-content()=&quot;&quot;" style:apply-style-name="Sans_20_nom1" style:base-cell-address="Feuille1.D2"/>
      <style:map style:condition="cell-content()=0" style:apply-style-name="Sans_20_nom2" style:base-cell-address="Feuille1.D2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000000" fo:border-left="none" fo:border-right="none" fo:border-top="0.06pt solid #000000"/>
      <style:map style:condition="cell-content()=0" style:apply-style-name="Sans_20_nom1" style:base-cell-address="Feuille1.A1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000000" fo:border-left="none" fo:border-right="0.06pt solid #000000" fo:border-top="0.06pt solid #000000"/>
      <style:map style:condition="cell-content()=0" style:apply-style-name="Sans_20_nom1" style:base-cell-address="Feuille1.A1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7" office:value-type="string" calcext:value-type="string">
            <text:p>#scene_name</text:p>
          </table:table-cell>
          <table:table-cell table:style-name="ce17" office:value-type="string" calcext:value-type="string">
            <text:p>filename</text:p>
          </table:table-cell>
          <table:table-cell table:style-name="ce19" office:value-type="string" calcext:value-type="string">
            <text:p>display_name</text:p>
          </table:table-cell>
          <table:table-cell table:style-name="ce23" office:value-type="string" calcext:value-type="string">
            <text:p>link_UP</text:p>
          </table:table-cell>
          <table:table-cell table:style-name="ce28" office:value-type="string" calcext:value-type="string">
            <text:p>link_DOWN</text:p>
          </table:table-cell>
          <table:table-cell table:style-name="ce28" office:value-type="string" calcext:value-type="string">
            <text:p>link_RIGHT</text:p>
          </table:table-cell>
          <table:table-cell table:style-name="ce30" office:value-type="string" calcext:value-type="string">
            <text:p>link_LEFT</text:p>
          </table:table-cell>
          <table:table-cell table:style-name="ce1" office:value-type="string" calcext:value-type="string">
            <text:p>HazardBreak</text:p>
          </table:table-cell>
          <table:table-cell table:style-name="ce1" office:value-type="string" calcext:value-type="string">
            <text:p>Level</text:p>
          </table:table-cell>
          <table:table-cell table:style-name="ce1" table:number-columns-repeated="1015"/>
        </table:table-row>
        <table:table-row table:style-name="ro2">
          <table:table-cell table:style-name="ce18" office:value-type="string" calcext:value-type="string">
            <text:p>Sandbox</text:p>
          </table:table-cell>
          <table:table-cell table:style-name="ce18" table:formula="of:=&quot;Scripts/Scenes/Generated/&quot;&amp;[.A2]&amp;&quot;.csv&quot;" office:value-type="string" office:string-value="Scripts/Scenes/Generated/Sandbox.csv" calcext:value-type="string">
            <text:p>Scripts/Scenes/Generated/Sandbox.csv</text:p>
          </table:table-cell>
          <table:table-cell table:style-name="ce20" office:value-type="string" calcext:value-type="string">
            <text:p>Sandbox</text:p>
          </table:table-cell>
          <table:table-cell table:style-name="ce24" office:value-type="string" calcext:value-type="string">
            <text:p>Vanguard_Hub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ubIntro</text:p>
          </table:table-cell>
          <table:table-cell table:style-name="ce18" table:formula="of:=&quot;Scripts/Scenes/Generated/&quot;&amp;[.A3]&amp;&quot;.csv&quot;" office:value-type="string" office:string-value="Scripts/Scenes/Generated/Vanguard_HubIntro.csv" calcext:value-type="string">
            <text:p>Scripts/Scenes/Generated/Vanguard_HubIntro.csv</text:p>
          </table:table-cell>
          <table:table-cell table:style-name="ce20" office:value-type="string" calcext:value-type="string">
            <text:p>Vanguard Hub Intro</text:p>
          </table:table-cell>
          <table:table-cell table:style-name="ce25" office:value-type="string" calcext:value-type="string">
            <text:p>Vanguard_VIntro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Intro</text:p>
          </table:table-cell>
          <table:table-cell table:style-name="ce18" table:formula="of:=&quot;Scripts/Scenes/Generated/&quot;&amp;[.A4]&amp;&quot;.csv&quot;" office:value-type="string" office:string-value="Scripts/Scenes/Generated/Vanguard_VIntro.csv" calcext:value-type="string">
            <text:p>Scripts/Scenes/Generated/Vanguard_VIntro.csv</text:p>
          </table:table-cell>
          <table:table-cell table:style-name="ce20" office:value-type="string" calcext:value-type="string">
            <text:p>Vanguard V Intro</text:p>
          </table:table-cell>
          <table:table-cell table:style-name="ce25" table:formula="of:=[.A5]" office:value-type="string" office:string-value="Vanguard_Hub0" calcext:value-type="string">
            <text:p>Vanguard_Hub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ub0</text:p>
          </table:table-cell>
          <table:table-cell table:style-name="ce18" table:formula="of:=&quot;Scripts/Scenes/Generated/&quot;&amp;[.A5]&amp;&quot;.csv&quot;" office:value-type="string" office:string-value="Scripts/Scenes/Generated/Vanguard_Hub0.csv" calcext:value-type="string">
            <text:p>Scripts/Scenes/Generated/Vanguard_Hub0.csv</text:p>
          </table:table-cell>
          <table:table-cell table:style-name="ce20" office:value-type="string" calcext:value-type="string">
            <text:p>Vanguard Hub 0</text:p>
          </table:table-cell>
          <table:table-cell table:style-name="ce25" office:value-type="string" calcext:value-type="string">
            <text:p>Vanguard_V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ub1</text:p>
          </table:table-cell>
          <table:table-cell table:style-name="ce18" table:formula="of:=&quot;Scripts/Scenes/Generated/&quot;&amp;[.A6]&amp;&quot;.csv&quot;" office:value-type="string" office:string-value="Scripts/Scenes/Generated/Vanguard_Hub1.csv" calcext:value-type="string">
            <text:p>Scripts/Scenes/Generated/Vanguard_Hub1.csv</text:p>
          </table:table-cell>
          <table:table-cell table:style-name="ce20" office:value-type="string" calcext:value-type="string">
            <text:p>Vanguard Hub 1</text:p>
          </table:table-cell>
          <table:table-cell table:style-name="ce25" table:formula="of:=[.A14]" office:value-type="string" office:string-value="Vanguard_V3" calcext:value-type="string">
            <text:p>Vanguard_V3</text:p>
          </table:table-cell>
          <table:table-cell table:style-name="ce18" table:formula="of:=[.A12]" office:value-type="string" office:string-value="Vanguard_V1" calcext:value-type="string">
            <text:p>Vanguard_V1</text:p>
          </table:table-cell>
          <table:table-cell table:style-name="ce18" table:formula="of:=[.A24]" office:value-type="string" office:string-value="Vanguard_H1" calcext:value-type="string">
            <text:p>Vanguard_H1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ub2</text:p>
          </table:table-cell>
          <table:table-cell table:style-name="ce18" table:formula="of:=&quot;Scripts/Scenes/Generated/&quot;&amp;[.A7]&amp;&quot;.csv&quot;" office:value-type="string" office:string-value="Scripts/Scenes/Generated/Vanguard_Hub2.csv" calcext:value-type="string">
            <text:p>Scripts/Scenes/Generated/Vanguard_Hub2.csv</text:p>
          </table:table-cell>
          <table:table-cell table:style-name="ce20" office:value-type="string" calcext:value-type="string">
            <text:p>Vanguard Hub 2</text:p>
          </table:table-cell>
          <table:table-cell table:style-name="ce25" table:formula="of:=[.A16]" office:value-type="string" office:string-value="Vanguard_V5" calcext:value-type="string">
            <text:p>Vanguard_V5</text:p>
          </table:table-cell>
          <table:table-cell table:style-name="ce18" table:formula="of:=[.A14]" office:value-type="string" office:string-value="Vanguard_V3" calcext:value-type="string">
            <text:p>Vanguard_V3</text:p>
          </table:table-cell>
          <table:table-cell table:style-name="ce18" table:formula="of:=[.A26]" office:value-type="string" office:string-value="Vanguard_H3" calcext:value-type="string">
            <text:p>Vanguard_H3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ub3</text:p>
          </table:table-cell>
          <table:table-cell table:style-name="ce18" table:formula="of:=&quot;Scripts/Scenes/Generated/&quot;&amp;[.A8]&amp;&quot;.csv&quot;" office:value-type="string" office:string-value="Scripts/Scenes/Generated/Vanguard_Hub3.csv" calcext:value-type="string">
            <text:p>Scripts/Scenes/Generated/Vanguard_Hub3.csv</text:p>
          </table:table-cell>
          <table:table-cell table:style-name="ce20" office:value-type="string" calcext:value-type="string">
            <text:p>Vanguard Hub 3</text:p>
          </table:table-cell>
          <table:table-cell table:style-name="ce25" office:value-type="float" office:value="0" calcext:value-type="float">
            <text:p>0</text:p>
          </table:table-cell>
          <table:table-cell table:style-name="ce18" table:formula="of:=[.A16]" office:value-type="string" office:string-value="Vanguard_V5" calcext:value-type="string">
            <text:p>Vanguard_V5</text:p>
          </table:table-cell>
          <table:table-cell table:style-name="ce18" table:formula="of:=[.A28]" office:value-type="string" office:string-value="Vanguard_H5" calcext:value-type="string">
            <text:p>Vanguard_H5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ub4</text:p>
          </table:table-cell>
          <table:table-cell table:style-name="ce18" table:formula="of:=&quot;Scripts/Scenes/Generated/&quot;&amp;[.A9]&amp;&quot;.csv&quot;" office:value-type="string" office:string-value="Scripts/Scenes/Generated/Vanguard_Hub4.csv" calcext:value-type="string">
            <text:p>Scripts/Scenes/Generated/Vanguard_Hub4.csv</text:p>
          </table:table-cell>
          <table:table-cell table:style-name="ce20" office:value-type="string" calcext:value-type="string">
            <text:p>Vanguard Hub 4</text:p>
          </table:table-cell>
          <table:table-cell table:style-name="ce25" table:formula="of:=[.A19]" office:value-type="string" office:string-value="Vanguard_V8" calcext:value-type="string">
            <text:p>Vanguard_V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table:formula="of:=[.A24]" office:value-type="string" office:string-value="Vanguard_H1" calcext:value-type="string">
            <text:p>Vanguard_H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ub5</text:p>
          </table:table-cell>
          <table:table-cell table:style-name="ce18" table:formula="of:=&quot;Scripts/Scenes/Generated/&quot;&amp;[.A10]&amp;&quot;.csv&quot;" office:value-type="string" office:string-value="Scripts/Scenes/Generated/Vanguard_Hub5.csv" calcext:value-type="string">
            <text:p>Scripts/Scenes/Generated/Vanguard_Hub5.csv</text:p>
          </table:table-cell>
          <table:table-cell table:style-name="ce20" office:value-type="string" calcext:value-type="string">
            <text:p>Vanguard Hub 5</text:p>
          </table:table-cell>
          <table:table-cell table:style-name="ce25" table:formula="of:=[.A21]" office:value-type="string" office:string-value="Vanguard_V10" calcext:value-type="string">
            <text:p>Vanguard_V10</text:p>
          </table:table-cell>
          <table:table-cell table:style-name="ce18" table:formula="of:=[.A19]" office:value-type="string" office:string-value="Vanguard_V8" calcext:value-type="string">
            <text:p>Vanguard_V8</text:p>
          </table:table-cell>
          <table:table-cell table:style-name="ce18" office:value-type="float" office:value="0" calcext:value-type="float">
            <text:p>0</text:p>
          </table:table-cell>
          <table:table-cell table:style-name="ce31" table:formula="of:=[.A26]" office:value-type="string" office:string-value="Vanguard_H3" calcext:value-type="string">
            <text:p>Vanguard_H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ub6</text:p>
          </table:table-cell>
          <table:table-cell table:style-name="ce18" table:formula="of:=&quot;Scripts/Scenes/Generated/&quot;&amp;[.A11]&amp;&quot;.csv&quot;" office:value-type="string" office:string-value="Scripts/Scenes/Generated/Vanguard_Hub6.csv" calcext:value-type="string">
            <text:p>Scripts/Scenes/Generated/Vanguard_Hub6.csv</text:p>
          </table:table-cell>
          <table:table-cell table:style-name="ce20" office:value-type="string" calcext:value-type="string">
            <text:p>Vanguard Hub 6</text:p>
          </table:table-cell>
          <table:table-cell table:style-name="ce25" office:value-type="float" office:value="0" calcext:value-type="float">
            <text:p>0</text:p>
          </table:table-cell>
          <table:table-cell table:style-name="ce18" table:formula="of:=[.A21]" office:value-type="string" office:string-value="Vanguard_V10" calcext:value-type="string">
            <text:p>Vanguard_V10</text:p>
          </table:table-cell>
          <table:table-cell table:style-name="ce18" table:formula="of:=0" office:value-type="float" office:value="0" calcext:value-type="float">
            <text:p>0</text:p>
          </table:table-cell>
          <table:table-cell table:style-name="ce31" table:formula="of:=[.A28]" office:value-type="string" office:string-value="Vanguard_H5" calcext:value-type="string">
            <text:p>Vanguard_H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1</text:p>
          </table:table-cell>
          <table:table-cell table:style-name="ce18" table:formula="of:=&quot;Scripts/Scenes/Generated/&quot;&amp;[.A12]&amp;&quot;.csv&quot;" office:value-type="string" office:string-value="Scripts/Scenes/Generated/Vanguard_V1.csv" calcext:value-type="string">
            <text:p>Scripts/Scenes/Generated/Vanguard_V1.csv</text:p>
          </table:table-cell>
          <table:table-cell table:style-name="ce20" office:value-type="string" calcext:value-type="string">
            <text:p>Vanguard V1</text:p>
          </table:table-cell>
          <table:table-cell table:style-name="ce25" table:formula="of:=[.A13]" office:value-type="string" office:string-value="Vanguard_V2" calcext:value-type="string">
            <text:p>Vanguard_V2</text:p>
          </table:table-cell>
          <table:table-cell table:style-name="ce18" table:formula="of:=[.A13]" office:value-type="string" office:string-value="Vanguard_V2" calcext:value-type="string">
            <text:p>Vanguard_V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2</text:p>
          </table:table-cell>
          <table:table-cell table:style-name="ce18" table:formula="of:=&quot;Scripts/Scenes/Generated/&quot;&amp;[.A13]&amp;&quot;.csv&quot;" office:value-type="string" office:string-value="Scripts/Scenes/Generated/Vanguard_V2.csv" calcext:value-type="string">
            <text:p>Scripts/Scenes/Generated/Vanguard_V2.csv</text:p>
          </table:table-cell>
          <table:table-cell table:style-name="ce20" office:value-type="string" calcext:value-type="string">
            <text:p>Vanguard V2</text:p>
          </table:table-cell>
          <table:table-cell table:style-name="ce25" table:formula="of:=[.A6]" office:value-type="string" office:string-value="Vanguard_Hub1" calcext:value-type="string">
            <text:p>Vanguard_Hub1</text:p>
          </table:table-cell>
          <table:table-cell table:style-name="ce18" table:formula="of:=[.A5]" office:value-type="string" office:string-value="Vanguard_Hub0" calcext:value-type="string">
            <text:p>Vanguard_Hub0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3</text:p>
          </table:table-cell>
          <table:table-cell table:style-name="ce18" table:formula="of:=&quot;Scripts/Scenes/Generated/&quot;&amp;[.A14]&amp;&quot;.csv&quot;" office:value-type="string" office:string-value="Scripts/Scenes/Generated/Vanguard_V3.csv" calcext:value-type="string">
            <text:p>Scripts/Scenes/Generated/Vanguard_V3.csv</text:p>
          </table:table-cell>
          <table:table-cell table:style-name="ce20" office:value-type="string" calcext:value-type="string">
            <text:p>Vanguard V3</text:p>
          </table:table-cell>
          <table:table-cell table:style-name="ce25" table:formula="of:=[.A15]" office:value-type="string" office:string-value="Vanguard_V4" calcext:value-type="string">
            <text:p>Vanguard_V4</text:p>
          </table:table-cell>
          <table:table-cell table:style-name="ce18" table:formula="of:=[.A15]" office:value-type="string" office:string-value="Vanguard_V4" calcext:value-type="string">
            <text:p>Vanguard_V4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4</text:p>
          </table:table-cell>
          <table:table-cell table:style-name="ce18" table:formula="of:=&quot;Scripts/Scenes/Generated/&quot;&amp;[.A15]&amp;&quot;.csv&quot;" office:value-type="string" office:string-value="Scripts/Scenes/Generated/Vanguard_V4.csv" calcext:value-type="string">
            <text:p>Scripts/Scenes/Generated/Vanguard_V4.csv</text:p>
          </table:table-cell>
          <table:table-cell table:style-name="ce20" office:value-type="string" calcext:value-type="string">
            <text:p>Vanguard V4</text:p>
          </table:table-cell>
          <table:table-cell table:style-name="ce25" table:formula="of:=[.A7]" office:value-type="string" office:string-value="Vanguard_Hub2" calcext:value-type="string">
            <text:p>Vanguard_Hub2</text:p>
          </table:table-cell>
          <table:table-cell table:style-name="ce18" table:formula="of:=[.A6]" office:value-type="string" office:string-value="Vanguard_Hub1" calcext:value-type="string">
            <text:p>Vanguard_Hub1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5</text:p>
          </table:table-cell>
          <table:table-cell table:style-name="ce18" table:formula="of:=&quot;Scripts/Scenes/Generated/&quot;&amp;[.A16]&amp;&quot;.csv&quot;" office:value-type="string" office:string-value="Scripts/Scenes/Generated/Vanguard_V5.csv" calcext:value-type="string">
            <text:p>Scripts/Scenes/Generated/Vanguard_V5.csv</text:p>
          </table:table-cell>
          <table:table-cell table:style-name="ce20" office:value-type="string" calcext:value-type="string">
            <text:p>Vanguard V5</text:p>
          </table:table-cell>
          <table:table-cell table:style-name="ce25" table:formula="of:=[.A17]" office:value-type="string" office:string-value="Vanguard_V6" calcext:value-type="string">
            <text:p>Vanguard_V6</text:p>
          </table:table-cell>
          <table:table-cell table:style-name="ce18" table:formula="of:=[.A17]" office:value-type="string" office:string-value="Vanguard_V6" calcext:value-type="string">
            <text:p>Vanguard_V6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6</text:p>
          </table:table-cell>
          <table:table-cell table:style-name="ce18" table:formula="of:=&quot;Scripts/Scenes/Generated/&quot;&amp;[.A17]&amp;&quot;.csv&quot;" office:value-type="string" office:string-value="Scripts/Scenes/Generated/Vanguard_V6.csv" calcext:value-type="string">
            <text:p>Scripts/Scenes/Generated/Vanguard_V6.csv</text:p>
          </table:table-cell>
          <table:table-cell table:style-name="ce20" office:value-type="string" calcext:value-type="string">
            <text:p>Vanguard V6</text:p>
          </table:table-cell>
          <table:table-cell table:style-name="ce25" table:formula="of:=[.A18]" office:value-type="string" office:string-value="Vanguard_V7" calcext:value-type="string">
            <text:p>Vanguard_V7</text:p>
          </table:table-cell>
          <table:table-cell table:style-name="ce18" table:formula="of:=[.A18]" office:value-type="string" office:string-value="Vanguard_V7" calcext:value-type="string">
            <text:p>Vanguard_V7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7</text:p>
          </table:table-cell>
          <table:table-cell table:style-name="ce18" table:formula="of:=&quot;Scripts/Scenes/Generated/&quot;&amp;[.A18]&amp;&quot;.csv&quot;" office:value-type="string" office:string-value="Scripts/Scenes/Generated/Vanguard_V7.csv" calcext:value-type="string">
            <text:p>Scripts/Scenes/Generated/Vanguard_V7.csv</text:p>
          </table:table-cell>
          <table:table-cell table:style-name="ce20" office:value-type="string" calcext:value-type="string">
            <text:p>Vanguard V7</text:p>
          </table:table-cell>
          <table:table-cell table:style-name="ce25" table:formula="of:=[.A8]" office:value-type="string" office:string-value="Vanguard_Hub3" calcext:value-type="string">
            <text:p>Vanguard_Hub3</text:p>
          </table:table-cell>
          <table:table-cell table:style-name="ce18" table:formula="of:=[.A7]" office:value-type="string" office:string-value="Vanguard_Hub2" calcext:value-type="string">
            <text:p>Vanguard_Hub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8</text:p>
          </table:table-cell>
          <table:table-cell table:style-name="ce18" table:formula="of:=&quot;Scripts/Scenes/Generated/&quot;&amp;[.A19]&amp;&quot;.csv&quot;" office:value-type="string" office:string-value="Scripts/Scenes/Generated/Vanguard_V8.csv" calcext:value-type="string">
            <text:p>Scripts/Scenes/Generated/Vanguard_V8.csv</text:p>
          </table:table-cell>
          <table:table-cell table:style-name="ce20" office:value-type="string" calcext:value-type="string">
            <text:p>Vanguard V8</text:p>
          </table:table-cell>
          <table:table-cell table:style-name="ce25" table:formula="of:=[.A20]" office:value-type="string" office:string-value="Vanguard_V9" calcext:value-type="string">
            <text:p>Vanguard_V9</text:p>
          </table:table-cell>
          <table:table-cell table:style-name="ce18" table:formula="of:=[.A20]" office:value-type="string" office:string-value="Vanguard_V9" calcext:value-type="string">
            <text:p>Vanguard_V9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9</text:p>
          </table:table-cell>
          <table:table-cell table:style-name="ce18" table:formula="of:=&quot;Scripts/Scenes/Generated/&quot;&amp;[.A20]&amp;&quot;.csv&quot;" office:value-type="string" office:string-value="Scripts/Scenes/Generated/Vanguard_V9.csv" calcext:value-type="string">
            <text:p>Scripts/Scenes/Generated/Vanguard_V9.csv</text:p>
          </table:table-cell>
          <table:table-cell table:style-name="ce20" office:value-type="string" calcext:value-type="string">
            <text:p>Vanguard V9</text:p>
          </table:table-cell>
          <table:table-cell table:style-name="ce25" table:formula="of:=[.A10]" office:value-type="string" office:string-value="Vanguard_Hub5" calcext:value-type="string">
            <text:p>Vanguard_Hub5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10</text:p>
          </table:table-cell>
          <table:table-cell table:style-name="ce18" table:formula="of:=&quot;Scripts/Scenes/Generated/&quot;&amp;[.A21]&amp;&quot;.csv&quot;" office:value-type="string" office:string-value="Scripts/Scenes/Generated/Vanguard_V10.csv" calcext:value-type="string">
            <text:p>Scripts/Scenes/Generated/Vanguard_V10.csv</text:p>
          </table:table-cell>
          <table:table-cell table:style-name="ce20" office:value-type="string" calcext:value-type="string">
            <text:p>Vanguard V10</text:p>
          </table:table-cell>
          <table:table-cell table:style-name="ce25" table:formula="of:=[.A22]" office:value-type="string" office:string-value="Vanguard_V11" calcext:value-type="string">
            <text:p>Vanguard_V11</text:p>
          </table:table-cell>
          <table:table-cell table:style-name="ce18" table:formula="of:=[.A22]" office:value-type="string" office:string-value="Vanguard_V11" calcext:value-type="string">
            <text:p>Vanguard_V11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11</text:p>
          </table:table-cell>
          <table:table-cell table:style-name="ce18" table:formula="of:=&quot;Scripts/Scenes/Generated/&quot;&amp;[.A22]&amp;&quot;.csv&quot;" office:value-type="string" office:string-value="Scripts/Scenes/Generated/Vanguard_V11.csv" calcext:value-type="string">
            <text:p>Scripts/Scenes/Generated/Vanguard_V11.csv</text:p>
          </table:table-cell>
          <table:table-cell table:style-name="ce20" office:value-type="string" calcext:value-type="string">
            <text:p>Vanguard V11</text:p>
          </table:table-cell>
          <table:table-cell table:style-name="ce25" table:formula="of:=[.A23]" office:value-type="string" office:string-value="Vanguard_V12" calcext:value-type="string">
            <text:p>Vanguard_V12</text:p>
          </table:table-cell>
          <table:table-cell table:style-name="ce18" table:formula="of:=[.A23]" office:value-type="string" office:string-value="Vanguard_V12" calcext:value-type="string">
            <text:p>Vanguard_V1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V12</text:p>
          </table:table-cell>
          <table:table-cell table:style-name="ce18" table:formula="of:=&quot;Scripts/Scenes/Generated/&quot;&amp;[.A23]&amp;&quot;.csv&quot;" office:value-type="string" office:string-value="Scripts/Scenes/Generated/Vanguard_V12.csv" calcext:value-type="string">
            <text:p>Scripts/Scenes/Generated/Vanguard_V12.csv</text:p>
          </table:table-cell>
          <table:table-cell table:style-name="ce20" office:value-type="string" calcext:value-type="string">
            <text:p>Vanguard V12</text:p>
          </table:table-cell>
          <table:table-cell table:style-name="ce25" table:formula="of:=[.A11]" office:value-type="string" office:string-value="Vanguard_Hub6" calcext:value-type="string">
            <text:p>Vanguard_Hub6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1</text:p>
          </table:table-cell>
          <table:table-cell table:style-name="ce18" table:formula="of:=&quot;Scripts/Scenes/Generated/&quot;&amp;[.A24]&amp;&quot;.csv&quot;" office:value-type="string" office:string-value="Scripts/Scenes/Generated/Vanguard_H1.csv" calcext:value-type="string">
            <text:p>Scripts/Scenes/Generated/Vanguard_H1.csv</text:p>
          </table:table-cell>
          <table:table-cell table:style-name="ce20" office:value-type="string" calcext:value-type="string">
            <text:p>Vanguard H1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5]" office:value-type="string" office:string-value="Vanguard_H2" calcext:value-type="string">
            <text:p>Vanguard_H2</text:p>
          </table:table-cell>
          <table:table-cell table:style-name="ce31" table:formula="of:=[.A25]" office:value-type="string" office:string-value="Vanguard_H2" calcext:value-type="string">
            <text:p>Vanguard_H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2</text:p>
          </table:table-cell>
          <table:table-cell table:style-name="ce18" table:formula="of:=&quot;Scripts/Scenes/Generated/&quot;&amp;[.A25]&amp;&quot;.csv&quot;" office:value-type="string" office:string-value="Scripts/Scenes/Generated/Vanguard_H2.csv" calcext:value-type="string">
            <text:p>Scripts/Scenes/Generated/Vanguard_H2.csv</text:p>
          </table:table-cell>
          <table:table-cell table:style-name="ce20" office:value-type="string" calcext:value-type="string">
            <text:p>Vanguard H2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31" table:formula="of:=[.A6]" office:value-type="string" office:string-value="Vanguard_Hub1" calcext:value-type="string">
            <text:p>Vanguard_Hub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3</text:p>
          </table:table-cell>
          <table:table-cell table:style-name="ce18" table:formula="of:=&quot;Scripts/Scenes/Generated/&quot;&amp;[.A26]&amp;&quot;.csv&quot;" office:value-type="string" office:string-value="Scripts/Scenes/Generated/Vanguard_H3.csv" calcext:value-type="string">
            <text:p>Scripts/Scenes/Generated/Vanguard_H3.csv</text:p>
          </table:table-cell>
          <table:table-cell table:style-name="ce20" office:value-type="string" calcext:value-type="string">
            <text:p>Vanguard H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7]" office:value-type="string" office:string-value="Vanguard_H4" calcext:value-type="string">
            <text:p>Vanguard_H4</text:p>
          </table:table-cell>
          <table:table-cell table:style-name="ce31" table:formula="of:=[.A27]" office:value-type="string" office:string-value="Vanguard_H4" calcext:value-type="string">
            <text:p>Vanguard_H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4</text:p>
          </table:table-cell>
          <table:table-cell table:style-name="ce18" table:formula="of:=&quot;Scripts/Scenes/Generated/&quot;&amp;[.A27]&amp;&quot;.csv&quot;" office:value-type="string" office:string-value="Scripts/Scenes/Generated/Vanguard_H4.csv" calcext:value-type="string">
            <text:p>Scripts/Scenes/Generated/Vanguard_H4.csv</text:p>
          </table:table-cell>
          <table:table-cell table:style-name="ce20" office:value-type="string" calcext:value-type="string">
            <text:p>Vanguard H4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31" table:formula="of:=[.A7]" office:value-type="string" office:string-value="Vanguard_Hub2" calcext:value-type="string">
            <text:p>Vanguard_Hub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5</text:p>
          </table:table-cell>
          <table:table-cell table:style-name="ce18" table:formula="of:=&quot;Scripts/Scenes/Generated/&quot;&amp;[.A28]&amp;&quot;.csv&quot;" office:value-type="string" office:string-value="Scripts/Scenes/Generated/Vanguard_H5.csv" calcext:value-type="string">
            <text:p>Scripts/Scenes/Generated/Vanguard_H5.csv</text:p>
          </table:table-cell>
          <table:table-cell table:style-name="ce20" office:value-type="string" calcext:value-type="string">
            <text:p>Vanguard H5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9]" office:value-type="string" office:string-value="Vanguard_H6" calcext:value-type="string">
            <text:p>Vanguard_H6</text:p>
          </table:table-cell>
          <table:table-cell table:style-name="ce31" table:formula="of:=[.A29]" office:value-type="string" office:string-value="Vanguard_H6" calcext:value-type="string">
            <text:p>Vanguard_H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Vanguard_H6</text:p>
          </table:table-cell>
          <table:table-cell table:style-name="ce18" table:formula="of:=&quot;Scripts/Scenes/Generated/&quot;&amp;[.A29]&amp;&quot;.csv&quot;" office:value-type="string" office:string-value="Scripts/Scenes/Generated/Vanguard_H6.csv" calcext:value-type="string">
            <text:p>Scripts/Scenes/Generated/Vanguard_H6.csv</text:p>
          </table:table-cell>
          <table:table-cell table:style-name="ce20" office:value-type="string" calcext:value-type="string">
            <text:p>Vanguard H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1]" office:value-type="string" office:string-value="Vanguard_Hub6" calcext:value-type="string">
            <text:p>Vanguard_Hub6</text:p>
          </table:table-cell>
          <table:table-cell table:style-name="ce31" table:formula="of:=[.A8]" office:value-type="string" office:string-value="Vanguard_Hub3" calcext:value-type="string">
            <text:p>Vanguard_Hub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calcext:conditional-formats>
          <calcext:conditional-format calcext:target-range-address="Feuille1.A1:Feuille1.G1">
            <calcext:condition calcext:apply-style-name="Sans nom1" calcext:value="=0" calcext:base-cell-address="Feuille1.A1"/>
          </calcext:conditional-format>
          <calcext:conditional-format calcext:target-range-address="Feuille1.A3:Feuille1.G29 Feuille1.A2:Feuille1.C2 Feuille1.E2:Feuille1.G2">
            <calcext:condition calcext:apply-style-name="Sans nom1" calcext:value="=&quot;&quot;" calcext:base-cell-address="Feuille1.A2"/>
            <calcext:condition calcext:apply-style-name="Sans nom2" calcext:value="=0" calcext:base-cell-address="Feuille1.A2"/>
          </calcext:conditional-format>
          <calcext:conditional-format calcext:target-range-address="Feuille1.D2:Feuille1.D2">
            <calcext:condition calcext:apply-style-name="Sans nom1" calcext:value="=&quot;&quot;" calcext:base-cell-address="Feuille1.D2"/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00:49:57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3T00:50:06.691000000</dc:date>
    <meta:editing-duration>PT59M55S</meta:editing-duration>
    <meta:editing-cycles>39</meta:editing-cycles>
    <meta:document-statistic meta:table-count="1" meta:cell-count="261" meta:object-count="0"/>
  </office:meta>
</office:document-meta>
</file>